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45.52mm" svg:y="10.03mm">
            <draw:object draw:notify-on-update-of-ranges="Hoja1.B3:Hoja1.B3 Hoja1.B4:Hoja1.B23 Hoja1.C4:Hoja1.C23 Hoja1.D4:Hoja1.D23 Hoja1.E4:Hoja1.E23 Hoja1.F4:Hoja1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row table:style-name="ro1">
          <table:table-cell table:style-name="ce1" office:value-type="string" calcext:value-type="string" table:number-columns-spanned="6" table:number-rows-spanned="1">
            <text:p>Trapezoidal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 table:number-columns-spanned="2" table:number-rows-spanned="1">
            <text:p>Pthread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OpenMP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N (en miles)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0.000158018" calcext:value-type="float">
            <text:p>0,000158018</text:p>
          </table:table-cell>
          <table:table-cell table:style-name="ce4"/>
          <table:table-cell table:style-name="ce7" office:value-type="float" office:value="0.000158018" calcext:value-type="float">
            <text:p>0,000158018</text:p>
          </table:table-cell>
          <table:table-cell table:style-name="ce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439921" calcext:value-type="float">
            <text:p>0,000439921</text:p>
          </table:table-cell>
          <table:table-cell table:formula="of:=[.C4]/[.C5]" office:value-type="float" office:value="0.359196310246612" calcext:value-type="float">
            <text:p>0,359196310246612</text:p>
          </table:table-cell>
          <table:table-cell office:value-type="float" office:value="0.000169819" calcext:value-type="float">
            <text:p>0,000169819</text:p>
          </table:table-cell>
          <table:table-cell table:formula="of:=[.E4]/[.E5]" office:value-type="float" office:value="0.930508364788392" calcext:value-type="float">
            <text:p>0,93050836478839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43689" calcext:value-type="float">
            <text:p>0,000443689</text:p>
          </table:table-cell>
          <table:table-cell table:formula="of:=[.C4]/[.C6]" office:value-type="float" office:value="0.356145858923706" calcext:value-type="float">
            <text:p>0,356145858923706</text:p>
          </table:table-cell>
          <table:table-cell office:value-type="float" office:value="0.000169819" calcext:value-type="float">
            <text:p>0,000169819</text:p>
          </table:table-cell>
          <table:table-cell table:formula="of:=[.E4]/[.E6]" office:value-type="float" office:value="0.930508364788392" calcext:value-type="float">
            <text:p>0,9305083647883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6703" calcext:value-type="float">
            <text:p>0,0006703</text:p>
          </table:table-cell>
          <table:table-cell table:formula="of:=[.C4]/[.C7]" office:value-type="float" office:value="0.235742204982843" calcext:value-type="float">
            <text:p>0,235742204982843</text:p>
          </table:table-cell>
          <table:table-cell office:value-type="float" office:value="0.000330261" calcext:value-type="float">
            <text:p>0,000330261</text:p>
          </table:table-cell>
          <table:table-cell table:formula="of:=[.E4]/[.E7]" office:value-type="float" office:value="0.478464002713006" calcext:value-type="float">
            <text:p>0,478464002713006</text:p>
          </table:table-cell>
        </table:table-row>
        <table:table-row table:style-name="ro1"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0.000718797" calcext:value-type="float">
            <text:p>0,000718797</text:p>
          </table:table-cell>
          <table:table-cell table:style-name="ce6" table:formula="of:=[.C4]/[.C8]" office:value-type="float" office:value="0.219836755022628" calcext:value-type="float">
            <text:p>0,219836755022628</text:p>
          </table:table-cell>
          <table:table-cell table:style-name="ce9" office:value-type="float" office:value="0.000383117" calcext:value-type="float">
            <text:p>0,000383117</text:p>
          </table:table-cell>
          <table:table-cell table:style-name="ce6" table:formula="of:=[.E4]/[.E8]" office:value-type="float" office:value="0.412453636878551" calcext:value-type="float">
            <text:p>0,4124536368785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2237114" calcext:value-type="float">
            <text:p>0,002237114</text:p>
          </table:table-cell>
          <table:table-cell/>
          <table:table-cell office:value-type="float" office:value="0.002237114" calcext:value-type="float">
            <text:p>0,00223711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2599788" calcext:value-type="float">
            <text:p>0,002599788</text:p>
          </table:table-cell>
          <table:table-cell table:formula="of:=[.C9]/[.C10]" office:value-type="float" office:value="0.860498625272522" calcext:value-type="float">
            <text:p>0,860498625272522</text:p>
          </table:table-cell>
          <table:table-cell office:value-type="float" office:value="0.001448318" calcext:value-type="float">
            <text:p>0,001448318</text:p>
          </table:table-cell>
          <table:table-cell table:formula="of:=[.E9]/[.E10]" office:value-type="float" office:value="1.54462901103211" calcext:value-type="float">
            <text:p>1,544629011032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1563231" calcext:value-type="float">
            <text:p>0,001563231</text:p>
          </table:table-cell>
          <table:table-cell table:formula="of:=[.C9]/[.C11]" office:value-type="float" office:value="1.43108344192253" calcext:value-type="float">
            <text:p>1,43108344192253</text:p>
          </table:table-cell>
          <table:table-cell office:value-type="float" office:value="0.001215603" calcext:value-type="float">
            <text:p>0,001215603</text:p>
          </table:table-cell>
          <table:table-cell table:formula="of:=[.E9]/[.E11]" office:value-type="float" office:value="1.84033274021206" calcext:value-type="float">
            <text:p>1,840332740212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2482798" calcext:value-type="float">
            <text:p>0,002482798</text:p>
          </table:table-cell>
          <table:table-cell table:formula="of:=[.C10]/[.C12]" office:value-type="float" office:value="1.0471202248431" calcext:value-type="float">
            <text:p>1,0471202248431</text:p>
          </table:table-cell>
          <table:table-cell office:value-type="float" office:value="0.00164571" calcext:value-type="float">
            <text:p>0,00164571</text:p>
          </table:table-cell>
          <table:table-cell table:formula="of:=[.E9]/[.E12]" office:value-type="float" office:value="1.3593610052804" calcext:value-type="float">
            <text:p>1,3593610052804</text:p>
          </table:table-cell>
        </table:table-row>
        <table:table-row table:style-name="ro1"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0.00193354" calcext:value-type="float">
            <text:p>0,00193354</text:p>
          </table:table-cell>
          <table:table-cell table:formula="of:=[.C9]/[.C13]" office:value-type="float" office:value="1.15700425126969" calcext:value-type="float">
            <text:p>1,15700425126969</text:p>
          </table:table-cell>
          <table:table-cell table:style-name="ce9" office:value-type="float" office:value="0.001858505" calcext:value-type="float">
            <text:p>0,001858505</text:p>
          </table:table-cell>
          <table:table-cell table:formula="of:=[.E9]/[.E13]" office:value-type="float" office:value="1.20371696605605" calcext:value-type="float">
            <text:p>1,20371696605605</text:p>
          </table:table-cell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09765918" calcext:value-type="float">
            <text:p>0,009765918</text:p>
          </table:table-cell>
          <table:table-cell table:style-name="ce4"/>
          <table:table-cell table:style-name="ce7" office:value-type="float" office:value="0.009765918" calcext:value-type="float">
            <text:p>0,009765918</text:p>
          </table:table-cell>
          <table:table-cell table:style-name="ce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0686185" calcext:value-type="float">
            <text:p>0,010686185</text:p>
          </table:table-cell>
          <table:table-cell table:formula="of:=[.C14]/[.C15]" office:value-type="float" office:value="0.913882550227233" calcext:value-type="float">
            <text:p>0,913882550227233</text:p>
          </table:table-cell>
          <table:table-cell office:value-type="float" office:value="0.006042429" calcext:value-type="float">
            <text:p>0,006042429</text:p>
          </table:table-cell>
          <table:table-cell table:formula="of:=[.E14]/[.E15]" office:value-type="float" office:value="1.61622387288291" calcext:value-type="float">
            <text:p>1,616223872882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63692" calcext:value-type="float">
            <text:p>0,0063692</text:p>
          </table:table-cell>
          <table:table-cell table:formula="of:=[.C14]/[.C16]" office:value-type="float" office:value="1.53330371161213" calcext:value-type="float">
            <text:p>1,53330371161213</text:p>
          </table:table-cell>
          <table:table-cell office:value-type="float" office:value="0.007080149" calcext:value-type="float">
            <text:p>0,007080149</text:p>
          </table:table-cell>
          <table:table-cell table:formula="of:=[.E14]/[.E16]" office:value-type="float" office:value="1.37933792071325" calcext:value-type="float">
            <text:p>1,379337920713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6248771" calcext:value-type="float">
            <text:p>0,006248771</text:p>
          </table:table-cell>
          <table:table-cell table:formula="of:=[.C14]/[.C17]" office:value-type="float" office:value="1.56285419964982" calcext:value-type="float">
            <text:p>1,56285419964982</text:p>
          </table:table-cell>
          <table:table-cell office:value-type="float" office:value="0.007286183" calcext:value-type="float">
            <text:p>0,007286183</text:p>
          </table:table-cell>
          <table:table-cell table:formula="of:=[.E14]/[.E17]" office:value-type="float" office:value="1.34033388950017" calcext:value-type="float">
            <text:p>1,34033388950017</text:p>
          </table:table-cell>
        </table:table-row>
        <table:table-row table:style-name="ro1"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0.006966396" calcext:value-type="float">
            <text:p>0,006966396</text:p>
          </table:table-cell>
          <table:table-cell table:style-name="ce6" table:formula="of:=[.C14]/[.C18]" office:value-type="float" office:value="1.4018608761259" calcext:value-type="float">
            <text:p>1,4018608761259</text:p>
          </table:table-cell>
          <table:table-cell table:style-name="ce9" office:value-type="float" office:value="0.00802063" calcext:value-type="float">
            <text:p>0,00802063</text:p>
          </table:table-cell>
          <table:table-cell table:style-name="ce6" table:formula="of:=[.E14]/[.E18]" office:value-type="float" office:value="1.21759986434981" calcext:value-type="float">
            <text:p>1,217599864349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2409266" calcext:value-type="float">
            <text:p>0,02409266</text:p>
          </table:table-cell>
          <table:table-cell/>
          <table:table-cell office:value-type="float" office:value="0.02409266" calcext:value-type="float">
            <text:p>0,0240926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6330651" calcext:value-type="float">
            <text:p>0,016330651</text:p>
          </table:table-cell>
          <table:table-cell table:formula="of:=[.C19]/[.C20]" office:value-type="float" office:value="1.47530309722497" calcext:value-type="float">
            <text:p>1,47530309722497</text:p>
          </table:table-cell>
          <table:table-cell office:value-type="float" office:value="0.02080923" calcext:value-type="float">
            <text:p>0,02080923</text:p>
          </table:table-cell>
          <table:table-cell table:formula="of:=[.E19]/[.E20]" office:value-type="float" office:value="1.15778719347136" calcext:value-type="float">
            <text:p>1,157787193471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6705868" calcext:value-type="float">
            <text:p>0,016705868</text:p>
          </table:table-cell>
          <table:table-cell table:formula="of:=[.C19]/[.C21]" office:value-type="float" office:value="1.44216750665096" calcext:value-type="float">
            <text:p>1,44216750665096</text:p>
          </table:table-cell>
          <table:table-cell office:value-type="float" office:value="0.01526359" calcext:value-type="float">
            <text:p>0,01526359</text:p>
          </table:table-cell>
          <table:table-cell table:formula="of:=[.E19]/[.E21]" office:value-type="float" office:value="1.57843993451082" calcext:value-type="float">
            <text:p>1,5784399345108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654556" calcext:value-type="float">
            <text:p>0,01654556</text:p>
          </table:table-cell>
          <table:table-cell table:formula="of:=[.C19]/[.C22]" office:value-type="float" office:value="1.45614049932429" calcext:value-type="float">
            <text:p>1,45614049932429</text:p>
          </table:table-cell>
          <table:table-cell office:value-type="float" office:value="0.017672642" calcext:value-type="float">
            <text:p>0,017672642</text:p>
          </table:table-cell>
          <table:table-cell table:formula="of:=[.E19]/[.E22]" office:value-type="float" office:value="1.36327437629303" calcext:value-type="float">
            <text:p>1,36327437629303</text:p>
          </table:table-cell>
        </table:table-row>
        <table:table-row table:style-name="ro1"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0.016752125" calcext:value-type="float">
            <text:p>0,016752125</text:p>
          </table:table-cell>
          <table:table-cell table:style-name="ce6" table:formula="of:=[.C19]/[.C23]" office:value-type="float" office:value="1.43818530484939" calcext:value-type="float">
            <text:p>1,43818530484939</text:p>
          </table:table-cell>
          <table:table-cell table:style-name="ce9" office:value-type="float" office:value="0.017860398" calcext:value-type="float">
            <text:p>0,017860398</text:p>
          </table:table-cell>
          <table:table-cell table:style-name="ce6" table:formula="of:=[.E19]/[.E23]" office:value-type="float" office:value="1.34894306386677" calcext:value-type="float">
            <text:p>1,34894306386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9:49:39.7217930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25:29.393787305</meta:creation-date>
    <dc:date>2018-12-01T19:52:11.139009494</dc:date>
    <meta:editing-duration>PT18M15S</meta:editing-duration>
    <meta:editing-cycles>7</meta:editing-cycles>
    <meta:generator>LibreOffice/6.0.6.2$Linux_X86_64 LibreOffice_project/0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51cm" svg:y="3.454cm" style:legend-expansion="high" chart:style-name="ch2"/>
        <chart:plot-area chart:style-name="ch3" table:cell-range-address="Hoja1.B3:Hoja1.B23 Hoja1.C4:Hoja1.F23" chart:data-source-has-labels="both" svg:x="0.32cm" svg:y="0.18cm" svg:width="11.211cm" svg:height="8.64cm">
          <chartooo:coordinate-region svg:x="1.418cm" svg:y="0.379cm" svg:width="9.386cm" svg:height="7.794cm"/>
          <chart:axis chart:dimension="x" chart:name="primary-x" chart:style-name="ch4" chartooo:axis-type="auto">
            <chartooo:date-scale/>
            <chart:categories table:cell-range-address="Hoja1.B4:Hoja1.B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Hoja1.C4:Hoja1.C23" loext:label-string="tiempo_pthreads" chart:class="chart:line">
            <chart:data-point chart:repeated="20"/>
          </chart:series>
          <chart:series chart:attached-axis="secondary-y" chart:style-name="ch8" chart:values-cell-range-address="Hoja1.D4:Hoja1.D23" loext:label-string="speedup_pthreads" chart:class="chart:line">
            <chart:data-point chart:repeated="20"/>
          </chart:series>
          <chart:series chart:attached-axis="primary-y" chart:style-name="ch9" chart:values-cell-range-address="Hoja1.E4:Hoja1.E23" loext:label-string="tiempo_openmp" chart:class="chart:line">
            <chart:data-point chart:repeated="20"/>
          </chart:series>
          <chart:series chart:attached-axis="secondary-y" chart:style-name="ch10" chart:values-cell-range-address="Hoja1.F4:Hoja1.F23" loext:label-string="speedup_openmp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_pthreads</text:p>
              </table:table-cell>
              <table:table-cell office:value-type="string">
                <text:p>speedup_pthreads</text:p>
              </table:table-cell>
              <table:table-cell office:value-type="string">
                <text:p>tiempo_openmp</text:p>
              </table:table-cell>
              <table:table-cell office:value-type="string">
                <text:p>speedup_openm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4:Hoja1.B23</svg:desc>
                </draw:g>
              </table:table-cell>
              <table:table-cell office:value-type="float" office:value="0.000158018">
                <text:p>0.000158018</text:p>
                <draw:g>
                  <svg:desc>Hoja1.C4:Hoja1.C23</svg:desc>
                </draw:g>
              </table:table-cell>
              <table:table-cell office:value-type="float" office:value="NaN">
                <text:p>NaN</text:p>
                <draw:g>
                  <svg:desc>Hoja1.D4:Hoja1.D23</svg:desc>
                </draw:g>
              </table:table-cell>
              <table:table-cell office:value-type="float" office:value="0.000158018">
                <text:p>0.000158018</text:p>
                <draw:g>
                  <svg:desc>Hoja1.E4:Hoja1.E23</svg:desc>
                </draw:g>
              </table:table-cell>
              <table:table-cell office:value-type="float" office:value="NaN">
                <text:p>NaN</text:p>
                <draw:g>
                  <svg:desc>Hoja1.F4:Hoja1.F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439921">
                <text:p>0.000439921</text:p>
              </table:table-cell>
              <table:table-cell office:value-type="float" office:value="0.359196310246612">
                <text:p>0.359196310246612</text:p>
              </table:table-cell>
              <table:table-cell office:value-type="float" office:value="0.000169819">
                <text:p>0.000169819</text:p>
              </table:table-cell>
              <table:table-cell office:value-type="float" office:value="0.930508364788392">
                <text:p>0.9305083647883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443689">
                <text:p>0.000443689</text:p>
              </table:table-cell>
              <table:table-cell office:value-type="float" office:value="0.356145858923706">
                <text:p>0.356145858923706</text:p>
              </table:table-cell>
              <table:table-cell office:value-type="float" office:value="0.000169819">
                <text:p>0.000169819</text:p>
              </table:table-cell>
              <table:table-cell office:value-type="float" office:value="0.930508364788392">
                <text:p>0.9305083647883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6703">
                <text:p>0.0006703</text:p>
              </table:table-cell>
              <table:table-cell office:value-type="float" office:value="0.235742204982843">
                <text:p>0.235742204982843</text:p>
              </table:table-cell>
              <table:table-cell office:value-type="float" office:value="0.000330261">
                <text:p>0.000330261</text:p>
              </table:table-cell>
              <table:table-cell office:value-type="float" office:value="0.478464002713006">
                <text:p>0.4784640027130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718797">
                <text:p>0.000718797</text:p>
              </table:table-cell>
              <table:table-cell office:value-type="float" office:value="0.219836755022628">
                <text:p>0.219836755022628</text:p>
              </table:table-cell>
              <table:table-cell office:value-type="float" office:value="0.000383117">
                <text:p>0.000383117</text:p>
              </table:table-cell>
              <table:table-cell office:value-type="float" office:value="0.412453636878551">
                <text:p>0.41245363687855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237114">
                <text:p>0.002237114</text:p>
              </table:table-cell>
              <table:table-cell office:value-type="float" office:value="NaN">
                <text:p>NaN</text:p>
              </table:table-cell>
              <table:table-cell office:value-type="float" office:value="0.002237114">
                <text:p>0.002237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599788">
                <text:p>0.002599788</text:p>
              </table:table-cell>
              <table:table-cell office:value-type="float" office:value="0.860498625272522">
                <text:p>0.860498625272522</text:p>
              </table:table-cell>
              <table:table-cell office:value-type="float" office:value="0.001448318">
                <text:p>0.001448318</text:p>
              </table:table-cell>
              <table:table-cell office:value-type="float" office:value="1.54462901103211">
                <text:p>1.54462901103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563231">
                <text:p>0.001563231</text:p>
              </table:table-cell>
              <table:table-cell office:value-type="float" office:value="1.43108344192253">
                <text:p>1.43108344192253</text:p>
              </table:table-cell>
              <table:table-cell office:value-type="float" office:value="0.001215603">
                <text:p>0.001215603</text:p>
              </table:table-cell>
              <table:table-cell office:value-type="float" office:value="1.84033274021206">
                <text:p>1.8403327402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482798">
                <text:p>0.002482798</text:p>
              </table:table-cell>
              <table:table-cell office:value-type="float" office:value="1.0471202248431">
                <text:p>1.0471202248431</text:p>
              </table:table-cell>
              <table:table-cell office:value-type="float" office:value="0.00164571">
                <text:p>0.00164571</text:p>
              </table:table-cell>
              <table:table-cell office:value-type="float" office:value="1.3593610052804">
                <text:p>1.35936100528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93354">
                <text:p>0.00193354</text:p>
              </table:table-cell>
              <table:table-cell office:value-type="float" office:value="1.15700425126969">
                <text:p>1.15700425126969</text:p>
              </table:table-cell>
              <table:table-cell office:value-type="float" office:value="0.001858505">
                <text:p>0.001858505</text:p>
              </table:table-cell>
              <table:table-cell office:value-type="float" office:value="1.20371696605605">
                <text:p>1.203716966056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9765918">
                <text:p>0.009765918</text:p>
              </table:table-cell>
              <table:table-cell office:value-type="float" office:value="NaN">
                <text:p>NaN</text:p>
              </table:table-cell>
              <table:table-cell office:value-type="float" office:value="0.009765918">
                <text:p>0.009765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0686185">
                <text:p>0.010686185</text:p>
              </table:table-cell>
              <table:table-cell office:value-type="float" office:value="0.913882550227233">
                <text:p>0.913882550227233</text:p>
              </table:table-cell>
              <table:table-cell office:value-type="float" office:value="0.006042429">
                <text:p>0.006042429</text:p>
              </table:table-cell>
              <table:table-cell office:value-type="float" office:value="1.61622387288291">
                <text:p>1.616223872882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63692">
                <text:p>0.0063692</text:p>
              </table:table-cell>
              <table:table-cell office:value-type="float" office:value="1.53330371161213">
                <text:p>1.53330371161213</text:p>
              </table:table-cell>
              <table:table-cell office:value-type="float" office:value="0.007080149">
                <text:p>0.007080149</text:p>
              </table:table-cell>
              <table:table-cell office:value-type="float" office:value="1.37933792071325">
                <text:p>1.379337920713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6248771">
                <text:p>0.006248771</text:p>
              </table:table-cell>
              <table:table-cell office:value-type="float" office:value="1.56285419964982">
                <text:p>1.56285419964982</text:p>
              </table:table-cell>
              <table:table-cell office:value-type="float" office:value="0.007286183">
                <text:p>0.007286183</text:p>
              </table:table-cell>
              <table:table-cell office:value-type="float" office:value="1.34033388950017">
                <text:p>1.340333889500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966396">
                <text:p>0.006966396</text:p>
              </table:table-cell>
              <table:table-cell office:value-type="float" office:value="1.4018608761259">
                <text:p>1.4018608761259</text:p>
              </table:table-cell>
              <table:table-cell office:value-type="float" office:value="0.00802063">
                <text:p>0.00802063</text:p>
              </table:table-cell>
              <table:table-cell office:value-type="float" office:value="1.21759986434981">
                <text:p>1.217599864349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409266">
                <text:p>0.02409266</text:p>
              </table:table-cell>
              <table:table-cell office:value-type="float" office:value="NaN">
                <text:p>NaN</text:p>
              </table:table-cell>
              <table:table-cell office:value-type="float" office:value="0.02409266">
                <text:p>0.02409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6330651">
                <text:p>0.016330651</text:p>
              </table:table-cell>
              <table:table-cell office:value-type="float" office:value="1.47530309722497">
                <text:p>1.47530309722497</text:p>
              </table:table-cell>
              <table:table-cell office:value-type="float" office:value="0.02080923">
                <text:p>0.02080923</text:p>
              </table:table-cell>
              <table:table-cell office:value-type="float" office:value="1.15778719347136">
                <text:p>1.157787193471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705868">
                <text:p>0.016705868</text:p>
              </table:table-cell>
              <table:table-cell office:value-type="float" office:value="1.44216750665096">
                <text:p>1.44216750665096</text:p>
              </table:table-cell>
              <table:table-cell office:value-type="float" office:value="0.01526359">
                <text:p>0.01526359</text:p>
              </table:table-cell>
              <table:table-cell office:value-type="float" office:value="1.57843993451082">
                <text:p>1.57843993451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654556">
                <text:p>0.01654556</text:p>
              </table:table-cell>
              <table:table-cell office:value-type="float" office:value="1.45614049932429">
                <text:p>1.45614049932429</text:p>
              </table:table-cell>
              <table:table-cell office:value-type="float" office:value="0.017672642">
                <text:p>0.017672642</text:p>
              </table:table-cell>
              <table:table-cell office:value-type="float" office:value="1.36327437629303">
                <text:p>1.363274376293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6752125">
                <text:p>0.016752125</text:p>
              </table:table-cell>
              <table:table-cell office:value-type="float" office:value="1.43818530484939">
                <text:p>1.43818530484939</text:p>
              </table:table-cell>
              <table:table-cell office:value-type="float" office:value="0.017860398">
                <text:p>0.017860398</text:p>
              </table:table-cell>
              <table:table-cell office:value-type="float" office:value="1.34894306386677">
                <text:p>1.34894306386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